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5-07-0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5-04-16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5-01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4-10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4-07-1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4-04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4-01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3-10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3-07-2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3-04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2-10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2-07-1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2-04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2-01-0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1-10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1-07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1-04-0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1-01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0-10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0-07-1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0-04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20-01-2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9-10-0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9-05-0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9-02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8-10-0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8-07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8-04-1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8-01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7-10-1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7-08-23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7-05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7-02-0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6-10-2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6-03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6-01-05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5-10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5-07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5-04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5-02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1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10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2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7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517089144001</text:p>
          </table:table-cell>
          <table:table-cell office:value-type="string" calcext:value-type="string">
            <text:p>VI-40/10E/28-0033</text:p>
          </table:table-cell>
          <table:table-cell office:value-type="string" calcext:value-type="string">
            <text:p>196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76" meta:object-count="0"/>
    <meta:user-defined meta:name="AppVersion">3.0</meta:user-defined>
  </office:meta>
</office:document-meta>
</file>